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573c1" officeooo:paragraph-rsid="001573c1" style:font-size-asian="14pt" style:font-size-complex="14pt"/>
    </style:style>
    <style:style style:name="P2" style:family="paragraph" style:parent-style-name="Standard">
      <style:text-properties fo:font-size="14pt" officeooo:rsid="0016f332" officeooo:paragraph-rsid="0016f332" style:font-size-asian="14pt" style:font-size-complex="14pt"/>
    </style:style>
    <style:style style:name="T1" style:family="text">
      <style:text-properties officeooo:rsid="0016f3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Rapport MICHELARD séance 7</text:span></text:p>
      <text:p text:style-name="P1"/>
      <text:p text:style-name="P1"/>
      <text:p text:style-name="P1">Durant cette séance, j’ai inséré dans le code la possibilité d’éviter des réveils « accidentels », c’est-à-dire si l’utilisateur fait un mouvement durant son sommmeil ou si il ne se lève pas réellement pendant que le réveil sonne, le réveil continue de sonner. <text:span text:style-name="T1">Si</text:span> 3 secondes <text:span text:style-name="T1">après le premier</text:span> mouvement détecté par le sonar, <text:span text:style-name="T1">un obstacle est encore détecté par le sonar </text:span>, le réveil n’est plus considéré comme accidentel et le réveil s’arrête donc de sonner.</text:p>
      <text:p text:style-name="P1"/>
      <text:p text:style-name="P1">De plus, nous avons remplacé la led par la bande de led comme prévu pour le montage final. La bande de led s’allume donc 1minute après le réveil si ce dernier n’a pas été éteint et <text:span text:style-name="T1">les led</text:span> s’allume<text:span text:style-name="T1">nt</text:span> en changeant de couleur.</text:p>
      <text:p text:style-name="P1"/>
      <text:p text:style-name="P1"><text:span text:style-name="T1">Nous avons soudé l’écran lcd et le bus i2c afin de pouvoir placer l’écran où nous le souhaitons dans la boîte. Or, le bus i2c a cessé de fonctionner donc nous avons dû souder un autre i2c à l’écran et il n’y a plus eu de problèmes d’affichage.</text:span></text:p>
      <text:p text:style-name="P1"/>
      <text:p text:style-name="P2">Il reste tout de même toujours le problème du volume du bruit du buzzer, dorénavant, il n’y a plus de bruit émis lorsqu’on téléverse le « programme final » alors que dans un programme qui ne fait intervenir que le buzzer, ce dernier émet un son qui pourrait être assez fort pour réveiller l’utilisateur.</text:p>
      <text:p text:style-name="P2"/>
      <text:p text:style-name="P2">Il faudra aussi ensuite insérer le diffuseur d’odeur dans le montage malgré que nous risquons de rencontrer le même problème qu’avec le buzzer, il est possible que le montage ne fournisse pas assez de courant pour pouvoir chauffer suffisamment les résistances afin qu’elles diffusent l’od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6:53:45.658844247</meta:creation-date>
    <dc:date>2019-02-28T18:17:05.903656419</dc:date>
    <meta:editing-duration>PT18M25S</meta:editing-duration>
    <meta:editing-cycles>2</meta:editing-cycles>
    <meta:generator>LibreOffice/5.1.6.2$Linux_X86_64 LibreOffice_project/10m0$Build-2</meta:generator>
    <meta:document-statistic meta:table-count="0" meta:image-count="0" meta:object-count="0" meta:page-count="1" meta:paragraph-count="6" meta:word-count="271" meta:character-count="1548" meta:non-whitespace-character-count="1278"/>
  </office:meta>
</office:document-meta>
</file>